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TAD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39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En cours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/>
          <table:table-cell table:style-name="ce2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31T00:19:22.881304173</dc:date>
    <meta:editing-duration>P1DT12H24M31S</meta:editing-duration>
    <meta:editing-cycles>40</meta:editing-cycles>
    <meta:generator>LibreOffice/7.3.7.2$Linux_X86_64 LibreOffice_project/30$Build-2</meta:generator>
    <meta:document-statistic meta:table-count="2" meta:cell-count="288" meta:object-count="0"/>
  </office:meta>
</office:document-meta>
</file>